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F" svg:font-family="" style:font-family-generic="roman"/>
    <style:font-face style:name="Liberation Serif1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2" svg:font-family="'Liberation Serif', 'Times New Roman'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c9c8" officeooo:paragraph-rsid="000ac9c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996e" officeooo:paragraph-rsid="000c99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996e" officeooo:paragraph-rsid="00131f8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996e" officeooo:paragraph-rsid="001480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996e" officeooo:paragraph-rsid="000ac9c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0f17" officeooo:paragraph-rsid="001a0f1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1618" officeooo:paragraph-rsid="001b161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683b" officeooo:paragraph-rsid="001d683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972e" officeooo:paragraph-rsid="001e972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0d2ef" officeooo:paragraph-rsid="0020d2e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34dce" officeooo:paragraph-rsid="00234dc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996e" officeooo:paragraph-rsid="000c996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2151" officeooo:paragraph-rsid="000e215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88b3" officeooo:paragraph-rsid="001688b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9a1e" officeooo:paragraph-rsid="00169a1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b1618" officeooo:paragraph-rsid="001cca3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34dce" officeooo:paragraph-rsid="00234dc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238a31"/>
    </style:style>
    <style:style style:name="P19" style:family="paragraph" style:parent-style-name="Standard">
      <style:paragraph-properties fo:text-align="start" style:justify-single-word="false"/>
      <style:text-properties style:text-position="0% 100%" fo:font-weight="bold" officeooo:rsid="000c996e" officeooo:paragraph-rsid="000c996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246160" officeooo:paragraph-rsid="00246160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249b23" officeooo:paragraph-rsid="00249b23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2621b1" officeooo:paragraph-rsid="002621b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278c06" officeooo:paragraph-rsid="00278c0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2f142d" officeooo:paragraph-rsid="00278c06" style:font-style-asian="normal" style:font-weight-asian="normal" style:font-style-complex="normal" style:font-weight-complex="normal"/>
    </style:style>
    <style:style style:name="P25" style:family="paragraph">
      <style:paragraph-properties fo:text-align="center"/>
      <style:text-properties fo:color="#990000"/>
    </style:style>
    <style:style style:name="P26" style:family="paragraph">
      <loext:graphic-properties draw:fill="none" draw:fill-color="#ffffff"/>
      <style:paragraph-properties fo:text-align="center"/>
      <style:text-properties fo:color="#990000"/>
    </style:style>
    <style:style style:name="P27" style:family="paragraph">
      <style:paragraph-properties fo:text-align="center"/>
      <style:text-properties style:font-name="Liberation Serif2" fo:font-size="12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800000" style:font-name="Liberation Serif2" fo:font-size="12pt" fo:font-weight="bold" style:font-weight-asian="bold" style:font-weight-complex="bold"/>
    </style:style>
    <style:style style:name="P29" style:family="paragraph">
      <style:paragraph-properties fo:text-align="center"/>
      <style:text-properties style:font-name="F" fo:font-size="12pt"/>
    </style:style>
    <style:style style:name="P30" style:family="paragraph">
      <loext:graphic-properties draw:fill="none" draw:fill-color="#ffffff"/>
      <style:paragraph-properties fo:text-align="center"/>
      <style:text-properties fo:color="#800000" style:font-name="F" fo:font-size="12pt" fo:font-weight="bold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112a4a" style:font-weight-asian="normal" style:font-weight-complex="normal"/>
    </style:style>
    <style:style style:name="T4" style:family="text">
      <style:text-properties style:font-name="Liberation Serif1" fo:font-style="italic" style:font-style-asian="italic" style:font-style-complex="italic"/>
    </style:style>
    <style:style style:name="T5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1" officeooo:rsid="00112a4a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sub 58%" style:font-name="Liberation Serif1" fo:font-weight="normal" style:font-weight-asian="normal" style:font-weight-complex="normal"/>
    </style:style>
    <style:style style:name="T9" style:family="text">
      <style:text-properties style:text-position="sub 58%" style:font-name="Liberation Serif1" fo:font-style="normal" style:font-style-asian="normal" style:font-style-complex="normal"/>
    </style:style>
    <style:style style:name="T10" style:family="text">
      <style:text-properties style:text-position="sub 58%" style:font-name="Liberation Serif1" fo:font-style="normal" officeooo:rsid="00148081" style:font-style-asian="normal" style:font-style-complex="normal"/>
    </style:style>
    <style:style style:name="T11" style:family="text">
      <style:text-properties style:text-position="sub 58%" style:font-name="Liberation Serif1" fo:font-style="italic" fo:font-weight="bold" officeooo:rsid="00238a31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fo:font-style="italic" style:font-style-asian="italic" style:font-style-complex="italic"/>
    </style:style>
    <style:style style:name="T14" style:family="text">
      <style:text-properties style:text-position="0% 100%" style:font-name="Liberation Serif1" fo:font-style="italic" fo:font-weight="bold" officeooo:rsid="00238a31" style:font-style-asian="italic" style:font-weight-asian="bold" style:font-style-complex="italic" style:font-weight-complex="bold"/>
    </style:style>
    <style:style style:name="T15" style:family="text">
      <style:text-properties style:text-position="0% 100%" style:font-name="Liberation Serif1" fo:font-style="normal" style:font-style-asian="normal" style:font-style-complex="normal"/>
    </style:style>
    <style:style style:name="T16" style:family="text">
      <style:text-properties style:text-position="0% 100%" style:font-name="Liberation Serif1" fo:font-style="normal" officeooo:rsid="00131f8a" style:font-style-asian="normal" style:font-style-complex="normal"/>
    </style:style>
    <style:style style:name="T17" style:family="text">
      <style:text-properties style:text-position="0% 100%" style:font-name="Liberation Serif1" fo:font-style="normal" officeooo:rsid="00148081" style:font-style-asian="normal" style:font-style-complex="normal"/>
    </style:style>
    <style:style style:name="T18" style:family="text">
      <style:text-properties style:text-position="0% 100%" style:font-name="Liberation Serif1" fo:font-style="normal" officeooo:rsid="00166622" style:font-style-asian="normal" style:font-style-complex="normal"/>
    </style:style>
    <style:style style:name="T19" style:family="text">
      <style:text-properties style:text-position="0% 100%" style:font-name="Liberation Serif1" fo:font-style="normal" officeooo:rsid="000c996e" style:font-style-asian="normal" style:font-style-complex="normal"/>
    </style:style>
    <style:style style:name="T20" style:family="text">
      <style:text-properties style:text-position="0% 100%" style:font-name="Liberation Serif1" fo:font-style="normal" officeooo:rsid="001cca35" style:font-style-asian="normal" style:font-style-complex="normal"/>
    </style:style>
    <style:style style:name="T21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0% 100%" style:font-name="Liberation Serif1" fo:font-style="normal" fo:font-weight="normal" officeooo:rsid="00131f8a" style:font-style-asian="normal" style:font-weight-asian="normal" style:font-style-complex="normal" style:font-weight-complex="normal"/>
    </style:style>
    <style:style style:name="T23" style:family="text">
      <style:text-properties style:text-position="0% 100%" style:font-name="Liberation Serif1" fo:font-style="normal" fo:font-weight="normal" officeooo:rsid="00238a31" style:font-style-asian="normal" style:font-weight-asian="normal" style:font-style-complex="normal" style:font-weight-complex="normal"/>
    </style:style>
    <style:style style:name="T24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text-position="0% 100%" style:font-name="Liberation Serif1" fo:font-style="normal" fo:font-weight="bold" officeooo:rsid="000c996e" style:font-style-asian="normal" style:font-weight-asian="bold" style:font-style-complex="normal" style:font-weight-complex="bold"/>
    </style:style>
    <style:style style:name="T26" style:family="text">
      <style:text-properties style:text-position="0% 100%" style:font-name="Liberation Serif1" fo:font-style="normal" officeooo:rsid="001d53c5" style:font-name-asian="Liberation Serif1" style:font-style-asian="normal" style:font-name-complex="Liberation Serif1" style:font-style-complex="normal"/>
    </style:style>
    <style:style style:name="T27" style:family="text">
      <style:text-properties style:text-position="0% 100%" style:font-name="Liberation Serif1" fo:font-size="18pt" fo:font-style="normal" fo:font-weight="bold" officeooo:rsid="000c996e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800000" style:text-position="0% 100%" style:font-name="Liberation Serif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color="#800000" style:text-position="0% 100%" style:font-name="Liberation Serif2" fo:font-size="18pt" fo:font-style="italic" fo:font-weight="bold" officeooo:rsid="00238a31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color="#000000" style:text-position="0% 100%" style:font-name="Liberation Serif2" fo:font-size="12pt" fo:font-style="italic" fo:font-weight="bold" officeooo:rsid="00238a31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000000" style:text-position="0% 100%" style:font-name="Liberation Serif2" fo:font-size="12pt" fo:font-weight="bold" officeooo:rsid="00238a31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style:font-name="Liberation Serif2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000000" style:text-position="0% 100%" style:font-name="Segoe UI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style:text-position="0% 100%" style:font-name="Segoe UI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000000" style:text-position="0% 100%" style:font-name="Segoe UI" fo:font-size="12pt" style:font-size-asian="12pt" style:font-size-complex="12pt"/>
    </style:style>
    <style:style style:name="T36" style:family="text">
      <style:text-properties fo:color="#000000" style:text-position="0% 100%" style:font-name="Segoe UI" fo:font-size="12pt" officeooo:rsid="002ff2d0" style:font-size-asian="12pt" style:font-size-complex="12pt"/>
    </style:style>
    <style:style style:name="T37" style:family="text">
      <style:text-properties fo:color="#000000" style:text-position="sub 58%" style:font-name="Liberation Serif2" fo:font-size="12pt" fo:font-style="italic" fo:font-weight="bold" officeooo:rsid="00238a31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color="#000000" style:text-position="sub 58%" style:font-name="Segoe UI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990000" style:font-name="Liberation Serif2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990000" style:text-position="-25% 58%" style:font-name="Liberation Serif2" fo:font-size="12pt" fo:font-weight="bold" style:font-weight-asian="bold" style:font-weight-complex="bold"/>
    </style:style>
    <style:style style:name="T41" style:family="text">
      <style:text-properties fo:color="#990000" style:font-name="Liberation Serif2" fo:font-size="12pt" fo:font-weight="bold" style:font-weight-asian="bold" style:font-weight-complex="bold"/>
    </style:style>
    <style:style style:name="T42" style:family="text">
      <style:text-properties fo:color="#800000" style:font-name="Liberation Serif2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800000" style:text-position="-25% 58%" style:font-name="Liberation Serif2" fo:font-size="12pt" fo:font-weight="bold" style:font-weight-asian="bold" style:font-weight-complex="bold"/>
    </style:style>
    <style:style style:name="T44" style:family="text">
      <style:text-properties fo:color="#800000" style:font-name="Liberation Serif2" fo:font-size="12pt" fo:font-weight="bold" style:font-weight-asian="bold" style:font-weight-complex="bold"/>
    </style:style>
    <style:style style:name="T45" style:family="text">
      <style:text-properties fo:color="#800000" style:text-position="-25% 58%" style:font-name="Liberation Serif2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800000" style:text-position="0% 100%" style:font-name="Liberation Serif2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800000" style:text-position="-33% 58%" style:font-name="Liberation Serif2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800000" style:text-position="0% 100%" style:font-name="Liberation Serif2" fo:font-size="12pt" fo:font-weight="bold" style:font-weight-asian="bold" style:font-weight-complex="bold"/>
    </style:style>
    <style:style style:name="T49" style:family="text">
      <style:text-properties fo:color="#800000" style:text-position="0% 100%" style:font-name="Liberation Serif2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66ccff" draw:fill="none" draw:fill-color="#ffffff" fo:min-height="0.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ccff" draw:fill="none" draw:fill-color="#ffffff" fo:min-height="0.4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ccff" draw:fill="none" draw:fill-color="#ffffff" fo:min-height="0.5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4 – Relational Algebra</text:p>
      <text:p text:style-name="P5"><text:span text:style-name="T1"/></text:p>
      <text:p text:style-name="P2"><text:span text:style-name="T1">σ – </text:span><text:span text:style-name="T2">the Select operator </text:span><text:span text:style-name="T3">selects </text:span><text:span text:style-name="T6">ROWS</text:span></text:p>
      <text:p text:style-name="P2"><text:span text:style-name="T1">σ</text:span><text:span text:style-name="T7">the condition</text:span></text:p>
      <text:p text:style-name="P2"><text:span text:style-name="T8"/></text:p>
      <text:p text:style-name="P19"><text:span text:style-name="T2">So then the term </text:span><text:span text:style-name="T4">Select Students with GPA &gt; 3.7</text:span><text:span text:style-name="T5"> is written as</text:span></text:p>
      <text:p text:style-name="P19"><draw:frame text:anchor-type="paragraph" draw:z-index="0" draw:style-name="gr1" draw:text-style-name="P26" svg:width="4.0587in" svg:height="0.4504in" svg:x="0.0484in" svg:y="0.0654in"><draw:text-box><text:p text:style-name="P25"><text:span text:style-name="T39">σ</text:span><text:span text:style-name="T40">GPA&gt;3.7</text:span><text:span text:style-name="T41"> Students</text:span></text:p></draw:text-box></draw:frame><text:span text:style-name="T5"/></text:p>
      <text:p text:style-name="P2"><text:span text:style-name="T12"/></text:p>
      <text:p text:style-name="P2"><text:span text:style-name="T12"/></text:p>
      <text:p text:style-name="P12"><text:span text:style-name="T12"/></text:p>
      <text:p text:style-name="P12"><draw:frame text:anchor-type="paragraph" draw:z-index="1" draw:style-name="gr2" draw:text-style-name="P28" svg:width="3.9587in" svg:height="0.4752in" svg:x="0.1236in" svg:y="0.2571in"><draw:text-box><text:p text:style-name="P27"><text:span text:style-name="T42">σ</text:span><text:span text:style-name="T43">GPA&gt;3.7 ^ HS &lt; 1000</text:span><text:span text:style-name="T44"> Students</text:span></text:p></draw:text-box></draw:frame><text:span text:style-name="T12">To apply multiple conditions, you use the </text:span><text:span text:style-name="T13">^</text:span><text:span text:style-name="T15"> operator</text:span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3"><text:span text:style-name="T15"/></text:p>
      <text:p text:style-name="P13"><draw:frame text:anchor-type="paragraph" draw:z-index="2" draw:style-name="gr2" draw:text-style-name="P28" svg:width="3.9587in" svg:height="0.4752in" svg:x="0.1236in" svg:y="0.2571in"><draw:text-box><text:p text:style-name="P27"><text:span text:style-name="T42">σ</text:span><text:span text:style-name="T45">cname='Stanford' ^ major='cs'</text:span><text:span text:style-name="T44"> Relation</text:span></text:p></draw:text-box></draw:frame><text:span text:style-name="T15">To match attributes, you just use it as strings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3"><text:span text:style-name="T15">π – </text:span><text:span text:style-name="T22">the Project operator selects </text:span><text:span text:style-name="T16">COLUMNS/</text:span><text:span text:style-name="T18">ATTRIBUTES</text:span></text:p>
      <text:p text:style-name="P4"><draw:frame text:anchor-type="paragraph" draw:z-index="3" draw:style-name="gr2" draw:text-style-name="P28" svg:width="3.9587in" svg:height="0.4752in" svg:x="0.1236in" svg:y="0.2571in"><draw:text-box><text:p text:style-name="P29"><text:span text:style-name="T46">π</text:span><text:span text:style-name="T45">sID, major</text:span><text:span text:style-name="T44"> Relation</text:span></text:p></draw:text-box></draw:frame><text:span text:style-name="T16">π</text:span><text:span text:style-name="T10">column1, column2, column3……</text:span><text:span text:style-name="T17"> Relation_Table</text:span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4"><text:span text:style-name="T17"/></text:p>
      <text:p text:style-name="P14"><text:span text:style-name="T17">H</text:span><text:span text:style-name="T15">ow about picking both </text:span><text:span text:style-name="T24">ROWS </text:span><text:span text:style-name="T15">and </text:span><text:span text:style-name="T24">COLUMNS</text:span></text:p>
      <text:p text:style-name="P14"><text:span text:style-name="T21"/></text:p>
      <text:p text:style-name="P15"><draw:frame text:anchor-type="paragraph" draw:z-index="4" draw:style-name="gr2" draw:text-style-name="P28" svg:width="3.9587in" svg:height="0.4752in" svg:x="0.1236in" svg:y="0.2571in"><draw:text-box><text:p text:style-name="P29"><text:span text:style-name="T46">π</text:span><text:span text:style-name="T45">sID, name</text:span><text:span text:style-name="T44"> (</text:span><text:span text:style-name="T46">σ</text:span><text:span text:style-name="T47">GPA&lt;3.7</text:span><text:span text:style-name="T48">Relation</text:span><text:span text:style-name="T44">)</text:span></text:p></draw:text-box></draw:frame><text:span text:style-name="T15">Select the ID and name of students with a GPA &gt; 3.7</text:span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6"><text:span text:style-name="T19">N</text:span><text:span text:style-name="T15">atural Join</text:span></text:p>
      <text:p text:style-name="P6"><text:span text:style-name="T21"/></text:p>
      <text:p text:style-name="P6"><text:span text:style-name="T21">The operator symbol is the bowtie, |&gt;&lt;|</text:span></text:p>
      <text:p text:style-name="P6"><text:span text:style-name="T21">When you join two tables with the same attribute names, it will merge them if they're equal</text:span></text:p>
      <text:p text:style-name="P6"><text:span text:style-name="T21">So a merge of relation </text:span><text:span text:style-name="T15">Student</text:span><text:span text:style-name="T21"> and </text:span><text:span text:style-name="T15">Apply</text:span><text:span text:style-name="T21"> will have the same attribute </text:span><text:span text:style-name="T15">sID</text:span><text:span text:style-name="T21">. Instead of having 2 </text:span><text:span text:style-name="T15">sID</text:span><text:span text:style-name="T21"> columns, it will naturally join the two columns together into one.</text:span></text:p>
      <text:p text:style-name="P6"><text:span text:style-name="T21"/></text:p>
      <text:p text:style-name="P7"><text:span text:style-name="T15">Theta Join</text:span></text:p>
      <text:p text:style-name="P7"><text:span text:style-name="T15"/></text:p>
      <text:p text:style-name="P16"><text:span text:style-name="T15"><text:s/>Expression1 |&gt;&lt;|</text:span><text:span text:style-name="T9">ϴ</text:span><text:span text:style-name="T15"> Expression2 </text:span><text:span text:style-name="T26">≡</text:span><text:span text:style-name="T20"> </text:span><text:span text:style-name="T27">σ</text:span><text:span text:style-name="T9">ϴ</text:span><text:span text:style-name="T15"> </text:span><text:span text:style-name="T20">(Expression1 x Expression2)</text:span></text:p>
      <text:p text:style-name="P16"><text:span text:style-name="T20"/></text:p>
      <text:p text:style-name="P16"><text:span text:style-name="T20"/></text:p>
      <text:p text:style-name="P16"><text:span text:style-name="T20"/></text:p>
      <text:p text:style-name="P16"><text:span text:style-name="T20"/></text:p>
      <text:p text:style-name="P8"><text:soft-page-break/><text:span text:style-name="T20">U</text:span><text:span text:style-name="T15">nion operator</text:span></text:p>
      <text:p text:style-name="P8"><text:span text:style-name="T21"/></text:p>
      <text:p text:style-name="P8"><text:span text:style-name="T21">List of college and student names</text:span></text:p>
      <text:p text:style-name="P8"><text:span text:style-name="T21"/></text:p>
      <text:p text:style-name="P8"><draw:frame text:anchor-type="paragraph" draw:z-index="5" draw:style-name="gr2" draw:text-style-name="P28" svg:width="3.9587in" svg:height="0.4752in" svg:x="0.1236in" svg:y="0.2571in"><draw:text-box><text:p text:style-name="P29"><text:span text:style-name="T46">π</text:span><text:span text:style-name="T47">cname</text:span><text:span text:style-name="T49">College</text:span><text:span text:style-name="T44"> U </text:span><text:span text:style-name="T46">π</text:span><text:span text:style-name="T47">sname </text:span><text:span text:style-name="T49">Student</text:span></text:p></draw:text-box></draw:frame><text:span text:style-name="T21">Project the college names UNION Project the student names</text:span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9"><text:span text:style-name="T15">Difference operator</text:span></text:p>
      <text:p text:style-name="P9"><text:span text:style-name="T21"/></text:p>
      <text:p text:style-name="P10"><draw:frame text:anchor-type="paragraph" draw:z-index="6" draw:style-name="gr2" draw:text-style-name="P28" svg:width="3.9587in" svg:height="0.4752in" svg:x="0.1236in" svg:y="0.2571in"><draw:text-box><text:p text:style-name="P29"><text:span text:style-name="T46">π</text:span><text:span text:style-name="T47">sID</text:span><text:span text:style-name="T49">Student</text:span><text:span text:style-name="T44"> - </text:span><text:span text:style-name="T46">π</text:span><text:span text:style-name="T47">sID</text:span><text:span text:style-name="T47"> </text:span><text:span text:style-name="T49">Apply</text:span></text:p></draw:text-box></draw:frame><text:span text:style-name="T21">IDs of students who didn't apply anywhere</text:span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1"><text:span text:style-name="T15">Intersection operator</text:span></text:p>
      <text:p text:style-name="P11"><text:span text:style-name="T15"/></text:p>
      <text:p text:style-name="P17"><text:span text:style-name="T15">Names that are both a college name and a students</text:span></text:p>
      <text:p text:style-name="P17"><text:span text:style-name="T15"/></text:p>
      <text:p text:style-name="P17"><draw:frame text:anchor-type="paragraph" draw:z-index="7" draw:style-name="gr2" draw:text-style-name="P28" svg:width="3.9587in" svg:height="0.4752in" svg:x="0.1236in" svg:y="0.2571in"><draw:text-box><text:p text:style-name="P29"><text:span text:style-name="T46">π</text:span><text:span text:style-name="T47">cname</text:span><text:span text:style-name="T49">College</text:span><text:span text:style-name="T44"> ∩</text:span><text:span text:style-name="T44"> </text:span><text:span text:style-name="T46">π</text:span><text:span text:style-name="T47">sname </text:span><text:span text:style-name="T49">Student</text:span></text:p></draw:text-box></draw:frame><text:span text:style-name="T15">First project the college names, then project the student names, then intersect both</text:span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8"><text:span text:style-name="T23">Note that </text:span><text:span text:style-name="T14">E</text:span><text:span text:style-name="T11">1 </text:span><text:span text:style-name="T28">∩</text:span><text:span text:style-name="T29"> </text:span><text:span text:style-name="T30">E</text:span><text:span text:style-name="T37">2 </text:span><text:span text:style-name="T30">= E</text:span><text:span text:style-name="T37">1</text:span><text:span text:style-name="T30"> – (E</text:span><text:span text:style-name="T37">1</text:span><text:span text:style-name="T30"> – E</text:span><text:span text:style-name="T37">2</text:span><text:span text:style-name="T30">)</text:span></text:p>
      <text:p text:style-name="P18"><text:span text:style-name="T30"/></text:p>
      <text:p text:style-name="P20"><text:span text:style-name="T31">R</text:span><text:span text:style-name="T32">ename operator</text:span></text:p>
      <text:p text:style-name="P20"><text:span text:style-name="T32"/></text:p>
      <text:p text:style-name="P21"><text:span text:style-name="T33">ρ</text:span><text:span text:style-name="T34">, reassigns the schema into the resulting expression</text:span></text:p>
      <text:p text:style-name="P21"><text:span text:style-name="T34"/></text:p>
      <text:p text:style-name="P21"><text:span text:style-name="T33">ρ</text:span><text:span text:style-name="T38">attribute1,attribute2,attribute3</text:span><text:span text:style-name="T33">(E)</text:span></text:p>
      <text:p text:style-name="P21"><text:span text:style-name="T33"/></text:p>
      <text:p text:style-name="P22"><draw:frame text:anchor-type="paragraph" draw:z-index="8" draw:style-name="gr2" draw:text-style-name="P28" svg:width="3.9587in" svg:height="0.4752in" svg:x="0.1236in" svg:y="0.2571in"><draw:text-box><text:p text:style-name="P29"><text:span text:style-name="T46">π</text:span><text:span text:style-name="T47">cname</text:span><text:span text:style-name="T49">College</text:span><text:span text:style-name="T44"> U</text:span><text:span text:style-name="T44"> </text:span><text:span text:style-name="T46">π</text:span><text:span text:style-name="T47">sname </text:span><text:span text:style-name="T49">Student</text:span></text:p></draw:text-box></draw:frame><text:span text:style-name="T35">List of college and student names</text:span></text:p>
      <text:p text:style-name="P22"><text:span text:style-name="T35"/></text:p>
      <text:p text:style-name="P22"><text:span text:style-name="T35"/></text:p>
      <text:p text:style-name="P22"><text:span text:style-name="T35"/></text:p>
      <text:p text:style-name="P22"><draw:frame text:anchor-type="paragraph" draw:z-index="9" draw:style-name="gr3" draw:text-style-name="P30" svg:width="4.4504in" svg:height="0.5717in" svg:x="0.1236in" svg:y="0.2571in"><draw:text-box><text:p text:style-name="P29"><text:span text:style-name="T46">ρ</text:span><text:span text:style-name="T47">c(name)</text:span><text:span text:style-name="T46">(π</text:span><text:span text:style-name="T47">cname</text:span><text:span text:style-name="T49">College)</text:span><text:span text:style-name="T44"> ∩ </text:span><text:span text:style-name="T46">ρ</text:span><text:span text:style-name="T47">c(name) </text:span><text:span text:style-name="T46">(</text:span><text:span text:style-name="T46">π</text:span><text:span text:style-name="T47">sname </text:span><text:span text:style-name="T49">Student)</text:span></text:p></draw:text-box></draw:frame><text:span text:style-name="T35">Technically, to make this expression TRUE, the attribute name has to be the same</text:span></text:p>
      <text:p text:style-name="P22"><text:span text:style-name="T35"/></text:p>
      <text:p text:style-name="P22"><text:span text:style-name="T35"/></text:p>
      <text:p text:style-name="P22"><text:span text:style-name="T35"/></text:p>
      <text:p text:style-name="P23"><text:span text:style-name="T35"/></text:p>
      <text:p text:style-name="P23"><text:span text:style-name="T35">Pairs of colleges in same state</text:span></text:p>
      <text:p text:style-name="P23"><text:span text:style-name="T35"/></text:p>
      <text:p text:style-name="P23"><text:span text:style-name="T35"/></text:p>
      <text:p text:style-name="P24"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goe UI" svg:font-family="'Segoe UI'"/>
    <style:font-face style:name="F" svg:font-family="" style:font-family-generic="roman"/>
    <style:font-face style:name="Liberation Serif1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2" svg:font-family="'Liberation Serif', 'Times New Roman'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5:03:48.475000000</meta:creation-date>
    <dc:date>2015-02-10T09:35:46.816000000</dc:date>
    <meta:editing-duration>PT11H12M22S</meta:editing-duration>
    <meta:editing-cycles>28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31" meta:word-count="234" meta:character-count="1398" meta:non-whitespace-character-count="1189"/>
  </office:meta>
</office:document-meta>
</file>